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office:automatic-styles>
  <office:body>
    <office:text text:use-soft-page-breaks="true">
      <text:h text:style-name="P1" text:outline-level="1">Wprowadzenie</text:h>
      <text:p text:style-name="Normal">Technologia baz danych obejmuje dwa główne rodzaje: SQL (relacyjne bazy danych) oraz NoSQL (nierelacyjne bazy danych).</text:p>
      <text:p text:style-name="Normal">Główną cechą relacyjnych baz danych jest ich wysoce ustrukturyzowana natura, gdzie dane są przechowywane w wielu tabelach, w wierszach i kolumnach. Kolumny zawierają atrybuty, podczas gdy wiersze zawierają wpisy. Wzajemne powiązania między tabelami są określone przez schemat, który jest zaprojektowany w taki sposób, aby utrzymać tabele zsynchronizowane i zminimalizować redundancję danych. SQL jest używany do projektowania relacyjnych baz danych (RDBMS), a jego nazwa pochodzi od terminu ‘Structured Query Language’. Jest jak skrypt po stronie serwera do wykonywania zapytań w celu pobierania danych lub ich edycji (aktualizacja, usuwanie lub tworzenie nowych rekordów). MySQL jest najczęściej używaną bazą danych open source, na której SQL wykonuje swoje zapytania.<text:s/></text:p>
      <text:p text:style-name="Normal">Głównym atrybutem nierelacyjnych baz danych<text:s/>(NoSQL) jest elastyczność, którą oferują w zakresie szybkości i skalowalności. Osiąga się je poprzez przechowywanie danych w sposób zorientowany na dokumenty, gdzie wszelkiego rodzaju powiązane dane są przechowywane razem, bez podziału na kategorie. Jest to metoda pozbawiona schematów<text:s/>i jest znana jako ‘Not Only SQL’. Ponieważ dane są przechowywane masowo, wymagają większej mocy obliczeniowej w porównaniu do danych ustrukturyzowanych. MongoDB jest najbardziej rozpowszechnioną nierelacyjną bazą danych typu open source (darmową). MongoDB wywodzi się swoją nazwą od słowa ‘Mongo’, które oznacza duży lub ogromny. Uzywa ona dokumentów typu JSON (Java Script Object Notation) do przechowywania danych. Ważną własnością MongoDB jest to, że przechowywanie danych nie wymaga odwzorowania obiektowo-relacyjnego. Ze względu na niestrukturalny format przechowywania danych, Mongo jest używany do manipulowania ogromnymi ilościami danych i jest szeroko stosowany w dziedzinie Big Data. Firmy, które przechodzą na przechowywanie danych w chmurze (dane rozproszone w wielu centrach danych) preferują MongoDB, ze względu na następujące cechy.</text:p>
      <text:h text:style-name="Heading1" text:outline-level="1">Przygotowanie i wykonywanie zapytań</text:h>
      <text:list text:style-name="LFO1" text:continue-numbering="true">
        <text:list-item>
          <text:p text:style-name="P2">Tworzenie tabeli lub kolekcji</text:p>
        </text:list-item>
      </text:list>
      <text:p text:style-name="ListParagraph">MySQL posiada zdefiniowany schemat bazy danych. W związku z tym każda kolumna w tabeli będzie miała określony typ danych, a wszystkie wiersze w tabeli będą miały określoną strukturę. Podczas tworzenia tabeli użytkownik powinien określić kolumny oraz typy danych zgodnie ze schematem. Klucz główny powinien być również określony domyślnie, a użytkownik powinien wprowadzić odpowiednie wartości. W przeciwieństwie do tego, MongoDB przechowuje pliki w formacie JSON, który jest w formie dokumentu mieszczącego w sobie różne struktury. Ten dokument składaujący się z danych jest określany jako ‘Kolekcja’ i może posiadać własną, unikalną strukturę z polami zawierającymi dowolny typ danych. Dane, które mają być przechowywane w tej kolekcji są w formie tablic. Kolekcja nie musi być koniecznie częścią jednego schematu. MongoDB obsługuje metodę dynamicznego schematu, ułatwiając aktualizację danych w jej obrębie. Kolekcja może zostać utworzona za pomocą pierwszego polecenia<text:s/>‘insertOne()’ lub ‘insertMany()’. Typy danych każdego dokumentu nie muszą być wstępnie określone. MongoDB dodaje klucz główny ‘_id’ automatycznie, jeśli użytkownik go nie określi.</text:p>
      <text:list text:style-name="LFO1" text:continue-numbering="true">
        <text:list-item>
          <text:p text:style-name="P3">Zmiana zapytania do tabeli</text:p>
        </text:list-item>
      </text:list>
      <text:p text:style-name="ListParagraph">W MySQL, tabela może być zmieniona w formie strukturalnej za pomocą poleceń ‘ADD’ lub ‘DROP COLUMN’. Podczas dodawania kolumny, istotne jest określenie typu danych. W<text:s/><text:soft-page-break/>MongoDB nie jest wymagana żadna zmiana w strukturze na poziomie kolekcji, ponieważ składa się ona z danych dowolnego typu. Ale na poziomie dokumentu, pola mogą być dodawane lub usuwane z dokumentu za pomocą operacji ‘$set’ i ‘$unset’ odpowiednio wraz z funkcją ‘updateMany()’. Ponadto, dowolna ilość danych może być przechowywana w dowolnym dokumencie i nie jest konieczne, aby wszystkie dokumenty posiadały jeden format.</text:p>
      <text:list text:style-name="LFO1" text:continue-numbering="true">
        <text:list-item>
          <text:p text:style-name="P4">Czytanie rekordów</text:p>
        </text:list-item>
      </text:list>
      <text:p text:style-name="ListParagraph">W MySQL, użytkownik musi określić kolumny, które mają być za pomocą instrukcji ‘Select’ wybrane w zapytaniu. W MongoDB jest instrukcja ‘find()’. Metoda ta zawsze wypisuje id obiektu, bez względu na to, czy jest on określony w zapytaniu czy nie. Jeśli użytkownik chciałby go wykluczyć, musi on zostać określony w zapytaniu. Jest to również znane jako ‘proejction’.</text:p>
      <text:list text:style-name="LFO1" text:continue-numbering="true">
        <text:list-item>
          <text:p text:style-name="P5">Indeksowanie</text:p>
        </text:list-item>
      </text:list>
      <text:p text:style-name="ListParagraph">Obie bazy danych używają indeksów do szybkiego odnajdowania danych. Jeśli jednak indeksy nie są zdefiniowane, w MySQL silnik bazy danych analizuje całą tabelę w celu odnalezienia wszystkich odpowiednich wierszy. W MongoDB wszystkie dokumenty w kolekcji są badane, aby pobrać dokumenty, które są wywoływane przez zapytanie.</text:p>
      <text:list text:style-name="LFO1" text:continue-numbering="true">
        <text:list-item>
          <text:p text:style-name="P6">Łączenie tabel</text:p>
        </text:list-item>
      </text:list>
      <text:p text:style-name="ListParagraph">Największą zaletą MySQL jest możliwość łączenia rożnych tabel. Pomaga to w zapytaniach z różnych tabel. MongoDB nie obsługuje operacji JOIN, ale obsługuje wielowymiarowe typy daych, takie jak inne dokumenty i tablice. Ponieważ dane w MongoDB są zdenormalizowane, łączenie tabel może nie być wymagane.</text:p>
      <text:list text:style-name="LFO1" text:continue-numbering="true">
        <text:list-item>
          <text:p text:style-name="P7">Atomicity – jedna z własności transakcji ACID</text:p>
        </text:list-item>
      </text:list>
      <text:p text:style-name="ListParagraph">MySQL obsługuje atomowość, to znaczy może on wysyłać zapytania do pojedyńczych transakcji. Struktura relacyjnej bazy danych obsługuje ACID, które oznaczają niepodzielność, spójność oraz izolację transakcji, w przeciwieństwie do MongoDB. Pomaga to zaktualizować pojedyńczy wiersz w ciągu tabeli RDBMS szybciej i wydajniej. Jak sugeruje nazwa ACID, MySQL działa poprzez izolację danych do struktur atomowych, które można aktualizować i odpytywać niezależnie. Zachowuje spójność pomiędzy bazą danych przypisując konkretny schemat do każdej wprowadzonej wartości.</text:p>
      <text:h text:style-name="Heading1" text:outline-level="1">Wydajność</text:h>
      <text:list text:style-name="LFO1" text:continue-numbering="true">
        <text:list-item>
          <text:p text:style-name="P8">Szybkość</text:p>
        </text:list-item>
      </text:list>
      <text:p text:style-name="ListParagraph">Dane w MySQL mają normalną formę. Tak więc, aby kompilować dane z różnych źródeł, złożone zapytania i JOIN mogą być wymagane. MongoDB jest zdenormalizowane i w związku z tym umożliwia użytkownikowi uzyskanie odpowiednich informacji za pomocą jednego zapytania.<text:s/>Może być więc szybszy w wykonywaniu zapytań.</text:p>
      <text:list text:style-name="LFO1" text:continue-numbering="true">
        <text:list-item>
          <text:p text:style-name="P9">Skalowalność</text:p>
        </text:list-item>
      </text:list>
      <text:p text:style-name="ListParagraph">MySQL ma problemy ze skalowaniem, ponieważ dane są przechowywane w określonych tabelach w zdefiniowanych formatach. Z drugiej strony MongoDB obsługuje ‘auto-sharding’. Oznacza to, że skalowanie w górę można wykonać w wielu rozproszonych centrach danych wraz ze wzrostem ilości danych bez wpływu na aplikację i przestojami.</text:p>
      <text:list text:style-name="LFO1" text:continue-numbering="true">
        <text:list-item>
          <text:p text:style-name="P10">Redundancja</text:p>
        </text:list-item>
      </text:list>
      <text:p text:style-name="ListParagraph">W MySQL dane są znormalizowane. Oznacza to, że te same dane nie są duplikowane w wielu tabelach. Zamiast tego tworzona jest tabela nadrzędna z informacjami, a odniesienie (klucz obcy) jest pobierane od rodzica do drugiej tabeli (podrzędnej). W związku z tym wszelkie aktualizacje tabeli nadrzędnej można wykonać bez zakłóceń w innych tabelach. Jednak w MongoDB dokumenty są zdenormalizowane. Dlatego istnieje redundancja.</text:p>
      <text:soft-page-break/>
      <text:list text:style-name="LFO1" text:continue-numbering="true">
        <text:list-item>
          <text:p text:style-name="P11">Dostępność zasobów</text:p>
        </text:list-item>
      </text:list>
      <text:p text:style-name="ListParagraph">W porównaniu do MySQL, MongoDB jest stosunkowo nowy i stąd społeczność nie jest tak silna jak w MySQL. Istnieje więcej kodów i projektów open-source dotyczących MySQL w porównaniu z Mongo. Nie ma narzędzi do raportowania dla Mongo, takich jak w MySQL.</text:p>
      <text:h text:style-name="Heading1" text:outline-level="1">Integralność danych</text:h>
      <text:p text:style-name="Normal">Dokładność, wiarygodność i spójność danych przechowywanych w bazie danych jest określana mianem ‘integralności danych’, która idzie w parze z ‘jakością danych’. Mówi się, że dane są wysokiej jakości, jeśli odpowiadają one swojemu przeznaczeniu, a ich wydajność jest wysoka. Dane muszą być również chronione przed nieautoryzowanym dostępem oraz modyfikacją. Aby zapewnić integralność i bezpieczeństwo danych, specjaliści ds. Bezpieczeństwa baz danych stosują różne środki, takie jak ograniczenia integralności, szyfrowanie, tworzenie kopii zapasowych, kontrola dostępu, walidacja danych itp. Ograniczenia integralności definiowane podczas wprowadzania danych dają pewność, że dane są zgodne z odpowiednimi regułami.</text:p>
      <text:p text:style-name="Normal">Integralność danych w MySQL jest wymuszana za pomocą różnych ograniczeń. Składają się one z następujących typów:</text:p>
      <text:list text:style-name="LFO2" text:continue-numbering="true">
        <text:list-item>
          <text:p text:style-name="P12">Integralność wiersza</text:p>
        </text:list-item>
      </text:list>
      <text:p text:style-name="ListParagraph">Klucz podstawowy zapewnia, że wszystkie wiersze mają unikalny identyfikator. Taki indentyfikator zapewnia, że poszczególnym wierszom w danej kolumnie przypisywane są unikalne wartości.</text:p>
      <text:list text:style-name="LFO2" text:continue-numbering="true">
        <text:list-item>
          <text:p text:style-name="P13">Integralność kolumny</text:p>
        </text:list-item>
      </text:list>
      <text:p text:style-name="ListParagraph">Wszystkie dane w kolumnie mają ten sam format, strukturę i definicję. To ograniczenie definiuje typ danych, długość i inne atrybuty specyficzne dla kolumny.</text:p>
      <text:list text:style-name="LFO2" text:continue-numbering="true">
        <text:list-item>
          <text:p text:style-name="P14">Integralność referencyjna</text:p>
        </text:list-item>
      </text:list>
      <text:p text:style-name="ListParagraph">Klucze obce zapewniają integralność danych podczas aktualizacji danych poprzez tworzenie relacji między tabelami.</text:p>
      <text:list text:style-name="LFO2" text:continue-numbering="true">
        <text:list-item>
          <text:p text:style-name="P15">Integralność zdefiniowana przez użytkownika</text:p>
        </text:list-item>
      </text:list>
      <text:p text:style-name="ListParagraph">Specyficzne wymagania biznesowe, których nie można zdefiniować przez powyżej wymienione ograniczenia integralności, są obsługiwane przez ograniczenia zdefiniowane przez użytkownika. Definiuje to zdefiniowane przez użytkownika ograniczenia dla danych w kolumnie.</text:p>
      <text:p text:style-name="Normal">Integralność danych w MongoDB:</text:p>
      <text:list text:style-name="LFO2" text:continue-numbering="true">
        <text:list-item>
          <text:p text:style-name="P16">Na poziomie dokumentu operacje zapisu są zgodne z ACID (Atomicity, Consistency, Isolation and Durability) – zapewniając izolację, gdy dokument jest modyfikowany podczas transakcji.</text:p>
        </text:list-item>
        <text:list-item>
          <text:p text:style-name="P17">Brak wbudowanych funkcji zapewniających spójność w MongoDB. Obowiązkiem inżyniera jest nie zapisywanie niespójnych danych do bazy danych. Trudno jest zagwarantować integralność danych w Mongo ze względu na brak relacji kluczy obcych po stronie serwera.</text:p>
        </text:list-item>
      </text:list>
      <text:h text:style-name="Heading1" text:outline-level="1">Bezpieczeństwo</text:h>
      <text:list text:style-name="LFO3" text:continue-numbering="true">
        <text:list-item>
          <text:p text:style-name="P18">MySQL – wysokie standardy bezpieczeństwa danych MySQL pochodzą z jego systemu uprawnień. Podstawową funkcją systemu uprawnień<text:s/>MySQL jest uwierzytelnianie użytkownika i powiązanie go z uprawnieniami w określonej bazie danych. Baza danych jest chroniona hasłem, dzięki czemu ma dobry mechanizm uwierzytelniania. System uprawnień MySQL zapewnia, że wszyscy użytkownicy mogą wykonywać tylko dozwolone operacje. W<text:s/><text:soft-page-break/>ten sposób autoryzacja jest kontrolowana, dając dostęp do odpowiednich użytkowników i baz danych tylko w razie potrzeby.</text:p>
        </text:list-item>
        <text:list-item>
          <text:p text:style-name="P19">MongoDB wykorzystuje kontrolę dostępu opartą na rolach z elastycznym zestawem uprawnień. Brak obsługi szyfrowania danych w spoczunku i słabe uwierzytelnianie na poziomie bazy danych może powodować duże zagrożenia bezpieczeństwa. Aby zrekompensować słabość bezpieczeństwa na poziomie bazy danych, Mongo tworzy kopie baz danych i udostępnia je na wielu serwerach.<text:s/>Ponadto może używać protokołu TLS/SSL – (Transport Layer Security / Secure Sockets Layer) do szyfrowania całego ruchu sieciowego MongoDB, aby<text:s/>upewnić się, że jest on czytelny tylko dla zamierzonego klien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weł Michał Malec</dc:creator>
    <meta:creation-date>2021-12-22T12:04:00Z</meta:creation-date>
    <dc:date>2021-12-22T13:56:00Z</dc:date>
    <meta:template xlink:href="Normal.dotm" xlink:type="simple"/>
    <meta:editing-cycles>6</meta:editing-cycles>
    <meta:editing-duration>PT6720S</meta:editing-duration>
    <meta:document-statistic meta:page-count="4" meta:paragraph-count="20" meta:word-count="1454" meta:character-count="10158" meta:row-count="72" meta:non-whitespace-character-count="8724"/>
  </office:meta>
</office:document-meta>
</file>